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fo:min-height="14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Geospatial development Using Python Programming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text-style-name="P3" draw:layer="layout" svg:width="26cm" svg:height="14.488cm" svg:x="1cm" svg:y="4.756cm" presentation:class="subtitle" presentation:user-transformed="true">
          <draw:text-box>
            <text:list text:style-name="L1">
              <text:list-item>
                <text:p text:style-name="P2">Geospatial data and geospatial development</text:p>
                <text:p text:style-name="P2"/>
              </text:list-item>
              <text:list-item>
                <text:p text:style-name="P2">Process of accessing, manipulating, and displaying geospatial data. </text:p>
                <text:p text:style-name="P2"/>
              </text:list-item>
              <text:list-item>
                <text:p text:style-name="P2">Major applications of geospatial development</text:p>
                <text:p text:style-name="P2"/>
              </text:list-item>
              <text:list-item>
                <text:p text:style-name="P2">Recent trends in the field of geospatial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Geospatial development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3:25:21.145935184</meta:creation-date>
    <dc:date>2017-07-13T13:32:56.727602975</dc:date>
    <meta:editing-duration>PT7M31S</meta:editing-duration>
    <meta:editing-cycles>14</meta:editing-cycles>
    <meta:generator>LibreOffice/5.1.6.2$Linux_X86_64 LibreOffice_project/10m0$Build-2</meta:generator>
    <meta:document-statistic meta:object-count="47"/>
  </office:meta>
</office:document-meta>
</file>